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0248" officeooo:paragraph-rsid="00010248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0248" officeooo:paragraph-rsid="0001024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10248" officeooo:paragraph-rsid="0001024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1499c" officeooo:paragraph-rsid="0001499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25e53" officeooo:paragraph-rsid="00025e5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010248" officeooo:paragraph-rsid="0001024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01499c" officeooo:paragraph-rsid="0001499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025e53" officeooo:paragraph-rsid="00025e5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4pt" fo:font-style="italic" fo:font-weight="normal" officeooo:rsid="00025e53" officeooo:paragraph-rsid="00025e53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048875" officeooo:paragraph-rsid="00048875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06d222" officeooo:paragraph-rsid="0006d222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0a996d" officeooo:paragraph-rsid="000a996d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0cf7e9" officeooo:paragraph-rsid="000cf7e9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129230" officeooo:paragraph-rsid="00129230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236774" officeooo:paragraph-rsid="00236774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252882" officeooo:paragraph-rsid="00252882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fo:font-size="14pt" fo:font-style="italic" fo:font-weight="normal" officeooo:rsid="002759d1" officeooo:paragraph-rsid="002759d1" style:font-size-asian="12.25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4pt" fo:font-style="italic" fo:font-weight="normal" officeooo:rsid="002b93a6" officeooo:paragraph-rsid="002b93a6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129230" officeooo:paragraph-rsid="00129230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1579f4" officeooo:paragraph-rsid="001579f4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1579f4" officeooo:paragraph-rsid="001a0fd7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161401" officeooo:paragraph-rsid="00161401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161401" officeooo:paragraph-rsid="001bd6fe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1dc248" officeooo:paragraph-rsid="001dc248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2b93a6" officeooo:paragraph-rsid="002b93a6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2bdc2a" officeooo:paragraph-rsid="002bdc2a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size="14pt" fo:font-style="italic" fo:font-weight="bold" officeooo:rsid="002be884" officeooo:paragraph-rsid="002be884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041833" officeooo:paragraph-rsid="00041833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048875" officeooo:paragraph-rsid="00048875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06d222" officeooo:paragraph-rsid="0006d222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06d222" officeooo:paragraph-rsid="000a996d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161401" officeooo:paragraph-rsid="00161401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236774" officeooo:paragraph-rsid="00236774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2759d1" officeooo:paragraph-rsid="0027a815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2a51ef" officeooo:paragraph-rsid="002a51ef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2b93a6" officeooo:paragraph-rsid="002b93a6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size="14pt" fo:font-style="normal" fo:font-weight="bold" officeooo:rsid="002c8201" officeooo:paragraph-rsid="002c8201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041833" officeooo:paragraph-rsid="00041833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0a996d" officeooo:paragraph-rsid="000a996d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0b7b03" officeooo:paragraph-rsid="000b7b03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0cf7e9" officeooo:paragraph-rsid="000cf7e9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0e6241" officeooo:paragraph-rsid="000e6241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0e6241" officeooo:paragraph-rsid="00129230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06d222" officeooo:paragraph-rsid="000a996d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161401" officeooo:paragraph-rsid="00161401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252882" officeooo:paragraph-rsid="00252882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2759d1" officeooo:paragraph-rsid="002759d1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27a815" officeooo:paragraph-rsid="0027a815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2a51ef" officeooo:paragraph-rsid="002a51ef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2aacc9" officeooo:paragraph-rsid="002aacc9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font-size="14pt" fo:font-style="normal" fo:font-weight="normal" officeooo:rsid="002b93a6" officeooo:paragraph-rsid="002b93a6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use-window-font-color="true" fo:font-size="15pt" fo:font-style="italic" fo:font-weight="normal" officeooo:rsid="00041833" officeooo:paragraph-rsid="00041833" style:font-size-asian="13.1000003814697pt" style:font-style-asian="italic" style:font-weight-asian="normal" style:font-size-complex="15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officeooo:paragraph-rsid="0027a815"/>
    </style:style>
    <style:style style:name="P54" style:family="paragraph" style:parent-style-name="Preformatted_20_Text">
      <style:paragraph-properties fo:text-align="start" style:justify-single-word="false"/>
      <style:text-properties style:use-window-font-color="true" fo:font-size="14pt" fo:font-style="normal" fo:font-weight="bold" officeooo:rsid="00252882" officeooo:paragraph-rsid="00252882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style:use-window-font-color="true" fo:font-size="14pt" fo:font-style="normal" fo:font-weight="bold" officeooo:rsid="00252882" officeooo:paragraph-rsid="0025bda2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style:use-window-font-color="true" fo:font-size="14pt" fo:font-style="normal" fo:font-weight="bold" officeooo:rsid="00252882" officeooo:paragraph-rsid="00261217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a815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7b0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d6fe" style:font-style-asian="normal" style:font-style-complex="normal"/>
    </style:style>
    <style:style style:name="T7" style:family="text">
      <style:text-properties fo:font-style="normal" officeooo:rsid="000e6241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e624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76d3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d6fe" style:font-style-asian="normal" style:font-weight-asian="normal" style:font-style-complex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normal" officeooo:rsid="0025bda2" style:font-weight-asian="normal" style:font-weight-complex="normal"/>
    </style:style>
    <style:style style:name="T14" style:family="text">
      <style:text-properties style:font-name="Liberation Serif" fo:font-weight="normal" officeooo:rsid="00261217" style:font-weight-asian="normal" style:font-weight-complex="normal"/>
    </style:style>
    <style:style style:name="T15" style:family="text">
      <style:text-properties style:font-name="Liberation Serif" officeooo:rsid="0025bda2"/>
    </style:style>
    <style:style style:name="T16" style:family="text">
      <style:text-properties style:use-window-font-color="true" fo:font-size="14pt" fo:font-style="normal" fo:font-weight="bold" officeooo:rsid="0027a815" style:font-size-asian="12.25pt" style:font-style-asian="normal" style:font-weight-asian="bold" style:font-size-complex="14pt" style:font-style-complex="normal" style:font-weight-complex="bold"/>
    </style:style>
    <style:style style:name="T17" style:family="text">
      <style:text-properties style:use-window-font-color="true" fo:font-size="14pt" fo:font-style="normal" fo:font-weight="normal" officeooo:rsid="0027a815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use-window-font-color="true" fo:font-size="14pt" fo:font-style="normal" fo:font-weight="normal" officeooo:rsid="0027a815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weight="normal" officeooo:rsid="0027a815" style:font-size-asian="14pt" style:font-weight-asian="normal" style:font-size-complex="14pt" style:font-weight-complex="normal"/>
    </style:style>
    <style:style style:name="T20" style:family="text">
      <style:text-properties officeooo:rsid="002aa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</text:p>
      <text:p text:style-name="P2">Общий вид команды:</text:p>
      <text:p text:style-name="P3">команда опции аргументы</text:p>
      <text:p text:style-name="P6">Пример: </text:p>
      <text:p text:style-name="P3">ls --al-- human-readable -l <text:span text:style-name="T1">путь</text:span></text:p>
      <text:p text:style-name="P7">Создание папки</text:p>
      <text:p text:style-name="P4">mkdir <text:span text:style-name="T1">путь_до_директории</text:span></text:p>
      <text:p text:style-name="P4">mkdir -p <text:s/><text:span text:style-name="T1">путь_до_директории создать директорию и ее родителей</text:span></text:p>
      <text:p text:style-name="P8">Создание файла</text:p>
      <text:p text:style-name="P5">touch<text:span text:style-name="T1"> путь_до_файла</text:span></text:p>
      <text:p text:style-name="P8">Войти в директорию</text:p>
      <text:p text:style-name="P5">сd <text:span text:style-name="T1">путь_до_директории</text:span></text:p>
      <text:p text:style-name="P8">Удаление</text:p>
      <text:p text:style-name="P5">rm <text:span text:style-name="T1">путь_до_файла</text:span></text:p>
      <text:p text:style-name="P8">удалить файл</text:p>
      <text:p text:style-name="P5">rm<text:span text:style-name="T1"> </text:span>-r<text:span text:style-name="T1"> путь_до_директории</text:span></text:p>
      <text:p text:style-name="P8">удалить директорию</text:p>
      <text:p text:style-name="P5">rm<text:span text:style-name="T1"> </text:span>-rf<text:span text:style-name="T1"> путь до директории</text:span></text:p>
      <text:p text:style-name="P8">удалить директорию без вопросов</text:p>
      <text:p text:style-name="P8">Копирование</text:p>
      <text:p text:style-name="P5">cp<text:span text:style-name="T1"> путь_до_файла1 путь_до_файла2</text:span></text:p>
      <text:p text:style-name="P8">скопировать файл1 в файл2</text:p>
      <text:p text:style-name="P5">cp -r <text:span text:style-name="T1">путь_до_директории1 путь_до_директории2</text:span></text:p>
      <text:p text:style-name="P8">скопировать дир1 в дир2</text:p>
      <text:p text:style-name="P5">mv<text:span text:style-name="T1"> путь1 путь2</text:span></text:p>
      <text:p text:style-name="P8">переместить директорию или <text:s/>файл</text:p>
      <text:p text:style-name="P9"/>
      <text:p text:style-name="P52">Команды терминала</text:p>
      <text:p text:style-name="P28">ctrl + c <text:span text:style-name="T1">прервать выполнение</text:span></text:p>
      <text:p text:style-name="P28">ctrl + z <text:span text:style-name="T1">приостановить выполнение</text:span></text:p>
      <text:p text:style-name="P37">fg<text:span text:style-name="T1"> <text:s/>продолжить</text:span></text:p>
      <text:p text:style-name="P37">bg<text:span text:style-name="T1"> продолжить в фоновом режиме</text:span></text:p>
      <text:p text:style-name="P38"/>
      <text:p text:style-name="P10">Создание конвейера в терминале(pipe)</text:p>
      <text:p text:style-name="P29">Прогр1 | Прогр2 | … |ПрогрN</text:p>
      <text:p text:style-name="P11">Скачивание файлов из интернета</text:p>
      <text:p text:style-name="P31">wget <text:span text:style-name="T1">ссылка </text:span></text:p>
      <text:p text:style-name="P44">скачать файл по ссылке и сохранить в текущей директории </text:p>
      <text:p text:style-name="P30">wget -p<text:span text:style-name="T1"> путь_до_директории ссылка</text:span></text:p>
      <text:p text:style-name="P12">Работа с архивами</text:p>
      <text:p text:style-name="P39"><text:span text:style-name="T3">unzip</text:span> архив.zip </text:p>
      <text:p text:style-name="P39">распаковать содержимое архива</text:p>
      <text:p text:style-name="P39"><text:span text:style-name="T3">gunzip</text:span> архив.gz </text:p>
      <text:p text:style-name="P39">распаковать содержимое архива с удалением данного архива</text:p>
      <text:p text:style-name="P39"><text:soft-page-break/><text:span text:style-name="T3">tar -cvf</text:span> архив.tar файл1 файл2</text:p>
      <text:p text:style-name="P39">запаковать файлы в архив.tar (без сжатия)<text:tab/></text:p>
      <text:p text:style-name="P39"><text:span text:style-name="T3">gzip</text:span> архив.tar</text:p>
      <text:p text:style-name="P39">а затем запаковать архив.tar в архив.tar.gz а исходный удалится </text:p>
      <text:p text:style-name="P39"><text:span text:style-name="T3">tar -zcvf</text:span> архив.tar.gz файл1 файл2</text:p>
      <text:p text:style-name="P39">запаковать файлы в архив.tar.gz <text:span text:style-name="T4">с сжатием при помощи gzip одной командой</text:span></text:p>
      <text:p text:style-name="P40"><text:span text:style-name="T3">tar -xvf</text:span> архив.tar </text:p>
      <text:p text:style-name="P40">распаковать архив.tar</text:p>
      <text:p text:style-name="P40"><text:span text:style-name="T3">tar -xzvf</text:span> архив.tar.gz </text:p>
      <text:p text:style-name="P40">распаковать архив.tar.gz</text:p>
      <text:p text:style-name="P13">Поиск файлов и слов</text:p>
      <text:p text:style-name="P41"><text:span text:style-name="T3">find</text:span> &lt;папка&gt; -name «имя_файла»</text:p>
      <text:p text:style-name="P41">найти указанный файл в папке</text:p>
      <text:p text:style-name="P42"><text:span text:style-name="T3">find ~/ -name</text:span> «file.txt»</text:p>
      <text:p text:style-name="P43">найти файл в домашней директории</text:p>
      <text:p text:style-name="P46"><text:span text:style-name="T3">which</text:span> имя_файла</text:p>
      <text:p text:style-name="P14">Работа с сервером</text:p>
      <text:p text:style-name="P19">s<text:span text:style-name="T5">sh логин@адрес_сервера -p порт</text:span></text:p>
      <text:p text:style-name="P19"><text:span text:style-name="T5">ssh-keygen </text:span><text:span text:style-name="T8">создание ключа</text:span></text:p>
      <text:p text:style-name="P19"><text:span text:style-name="T5">ssh-add </text:span><text:span text:style-name="T8">сообщить системе о ключе</text:span></text:p>
      <text:p text:style-name="P19"><text:span text:style-name="T5">cat ~/.id_rsa.pub </text:span><text:span text:style-name="T8">просмотр публичного ключа</text:span></text:p>
      <text:p text:style-name="P19"><text:span text:style-name="T5">nano ~/.ssh/authorised_keys</text:span><text:span text:style-name="T8"> редактирование авторизированных ключей на сервере</text:span></text:p>
      <text:p text:style-name="P21"><text:span text:style-name="T5">scp -P порт логин@адрес_сервера:путь1 путь2 с</text:span><text:span text:style-name="T8"> сервера (путь1) на клиента (путь2) </text:span><text:span text:style-name="T10">Пример копирования ВСЕХ файлов из директории — scp -r логин@адрес_сервера:/home/box/* путь_локальный </text:span></text:p>
      <text:p text:style-name="P20"><text:span text:style-name="T5">scp -P порт путь1 логин@адрес_сервера:путь2</text:span><text:span text:style-name="T8"> с клиента (путь1) на сервер (путь2)</text:span></text:p>
      <text:p text:style-name="P22"><text:span text:style-name="T5">sudo apt-get install </text:span><text:span text:style-name="T8">программа</text:span></text:p>
      <text:p text:style-name="P45">установка программ через терминал</text:p>
      <text:p text:style-name="P22"><text:span text:style-name="T5">sudo apt-get remove</text:span><text:span text:style-name="T8"> программа</text:span></text:p>
      <text:p text:style-name="P45">удаление программ</text:p>
      <text:p text:style-name="P32">sudo apt-get update </text:p>
      <text:p text:style-name="P45">обновление ссылок на пакеты</text:p>
      <text:p text:style-name="P32">sudo apt-get upgrade</text:p>
      <text:p text:style-name="P23"><text:span text:style-name="T8">обновление установленных пакетов (обновляет все установленные пакеты)</text:span><text:span text:style-name="T9"><text:tab/></text:span></text:p>
      <text:p text:style-name="P23"><text:span text:style-name="T6">jobs </text:span><text:span text:style-name="T11">просмотр запущенных команд на сервере</text:span></text:p>
      <text:p text:style-name="P23"><text:span text:style-name="T6">fg &lt;номер&gt;</text:span><text:span text:style-name="T11"> продолжить программму под этим номером</text:span></text:p>
      <text:p text:style-name="P23"><text:span text:style-name="T6">bg &lt;номер&gt;</text:span><text:span text:style-name="T11"> продолжить программу с этим номером в фоновом режиме</text:span><text:span text:style-name="T9"><text:tab/></text:span></text:p>
      <text:p text:style-name="P24"><text:span text:style-name="T7">p</text:span><text:span text:style-name="T5">s</text:span><text:span text:style-name="T8"> посмотреть ваши процессы</text:span></text:p>
      <text:p text:style-name="P24"><text:span text:style-name="T5">top</text:span><text:span text:style-name="T8"> отслеживать процессы в реальном времени</text:span></text:p>
      <text:p text:style-name="P24"><text:span text:style-name="T5">top -u &lt;имя_пользователя&gt; </text:span><text:span text:style-name="T8">отслеживать процессы этого пользователя</text:span></text:p>
      <text:p text:style-name="P24"><text:span text:style-name="T5">kill &lt;номер_процесса&gt;</text:span><text:span text:style-name="T8"> завершить процесс</text:span></text:p>
      <text:p text:style-name="P24"><text:span text:style-name="T5">kill -9 &lt;номер_процесса&gt;</text:span><text:span text:style-name="T8"> убить этот процесс</text:span></text:p>
      <text:p text:style-name="P15">Информация о компе</text:p>
      <text:p text:style-name="P33"><text:soft-page-break/>free -g<text:span text:style-name="T1"> покажет инфу о оперативной памяти в GB</text:span></text:p>
      <text:p text:style-name="P33">nproc<text:span text:style-name="T1"> сколько ядер в процессоре</text:span></text:p>
      <text:p text:style-name="P33">lscpu<text:span text:style-name="T1"> выдаст детальную информацию о процессоре</text:span></text:p>
      <text:p text:style-name="P16">Скрипты на bash</text:p>
      <text:p text:style-name="P46">Например создадим текстовую программу, укажем любой текстовый редактор</text:p>
      <text:p text:style-name="P46">vim имя_скрипта.sh</text:p>
      <text:p text:style-name="P54"><text:span text:style-name="Source_20_Text"><text:span text:style-name="T12">#!/bin/bash</text:span></text:span></text:p>
      <text:p text:style-name="P55"><text:span text:style-name="Source_20_Text"><text:span text:style-name="T13">указываем путь что скрипт будет написан на bash</text:span></text:span></text:p>
      <text:p text:style-name="P56"><text:span text:style-name="Source_20_Text"><text:span text:style-name="T13">echo «Hello, World!» </text:span></text:span></text:p>
      <text:p text:style-name="P56"><text:span text:style-name="Source_20_Text"><text:span text:style-name="T14">в текстовом редакторе </text:span></text:span><text:span text:style-name="Source_20_Text"><text:span text:style-name="T13">пишем команду</text:span></text:span></text:p>
      <text:p text:style-name="P55"><text:span text:style-name="Source_20_Text"><text:span text:style-name="T15">chmod +x</text:span></text:span><text:span text:style-name="Source_20_Text"><text:span text:style-name="T13"> имя_скрипта.sh</text:span></text:span></text:p>
      <text:p text:style-name="P55"><text:span text:style-name="Source_20_Text"><text:span text:style-name="T13">даем права на исполнение</text:span></text:span></text:p>
      <text:p text:style-name="P55"><text:span text:style-name="Source_20_Text"><text:span text:style-name="T15">./</text:span></text:span><text:span text:style-name="Source_20_Text"><text:span text:style-name="T13">имя_скрипта.sh</text:span></text:span></text:p>
      <text:p text:style-name="P55"><text:span text:style-name="Source_20_Text"><text:span text:style-name="T13">запускаем скрипт</text:span></text:span></text:p>
      <text:p text:style-name="P17">Переменные</text:p>
      <text:p text:style-name="P47">запись значения:&lt;имя&gt;=&lt;значение&gt; (пробел ставить нельзя)</text:p>
      <text:p text:style-name="P48">path=~/Docs</text:p>
      <text:p text:style-name="P34"><text:span text:style-name="T1">чтение: </text:span><text:span text:style-name="T2">$&lt;имя&gt; или ${&lt;имя&gt;}</text:span></text:p>
      <text:p text:style-name="P48">path2=$path/file.txt<text:tab/>#path2=~/Docs/file1.txt</text:p>
      <text:p text:style-name="P53"><text:span text:style-name="T16">echo</text:span><text:span text:style-name="T17"> «Path is $path2»<text:tab/></text:span><text:span text:style-name="T18">#</text:span><text:span text:style-name="T19">Path is ~/Docs/file1.txt</text:span></text:p>
      <text:p text:style-name="P53"><text:span text:style-name="T16">echo</text:span><text:span text:style-name="T17"> «Path is ${path}2»<text:tab/>#</text:span><text:span text:style-name="T19">Path is ~/Docs2</text:span></text:p>
      <text:p text:style-name="P48"><text:tab/><text:tab/><text:tab/></text:p>
      <text:p text:style-name="P49">пример: </text:p>
      <text:p text:style-name="P49">!#/bin/bash</text:p>
      <text:p text:style-name="P49">a=~/dir1/dir2/test/</text:p>
      <text:p text:style-name="P49">b={a}test_file.txt</text:p>
      <text:p text:style-name="P49">echo «создание файла $b»</text:p>
      <text:p text:style-name="P49">touch $b</text:p>
      <text:p text:style-name="P49">echo «проверка содержимого $a»</text:p>
      <text:p text:style-name="P49">ls $a</text:p>
      <text:p text:style-name="P49"/>
      <text:p text:style-name="P35">./<text:span text:style-name="T20">script.sh arg1 arg2 arg3 …</text:span></text:p>
      <text:p text:style-name="P50">передача аргументов скрипту</text:p>
      <text:p text:style-name="P50"><text:span text:style-name="T3">$1</text:span> первый аргумент</text:p>
      <text:p text:style-name="P50"><text:span text:style-name="T3">$2</text:span> второй аргумент</text:p>
      <text:p text:style-name="P50">…</text:p>
      <text:p text:style-name="P50">обработка внутри скрипта</text:p>
      <text:p text:style-name="P50">$0 имя скрипта</text:p>
      <text:p text:style-name="P50">$# кол-во аргументов</text:p>
      <text:p text:style-name="P50"/>
      <text:p text:style-name="P18">Ветвления</text:p>
      <text:p text:style-name="P25"><text:span text:style-name="T5">if</text:span> <text:span text:style-name="T5">[[условие]]</text:span></text:p>
      <text:p text:style-name="P36">then</text:p>
      <text:p text:style-name="P25"><text:span text:style-name="T5"><text:tab/></text:span><text:span text:style-name="T8">#действия если условие истинно</text:span></text:p>
      <text:p text:style-name="P36">fi</text:p>
      <text:p text:style-name="P51"><text:soft-page-break/>Условия (строки)</text:p>
      <text:p text:style-name="P25"><text:span text:style-name="T5">-z &lt;строка&gt; </text:span><text:span text:style-name="T8">#стройка пуста</text:span></text:p>
      <text:p text:style-name="P25"><text:span text:style-name="T5">-n &lt;строка&gt; </text:span><text:span text:style-name="T8">#стройка не пуста</text:span></text:p>
      <text:p text:style-name="P51">&lt;стр1&gt; == &lt;стр2&gt; #строки равны</text:p>
      <text:p text:style-name="P51">для строк используем знаки сравнения, для чисел используем буквы:</text:p>
      <text:p text:style-name="P25"><text:span text:style-name="T5">-eq</text:span><text:span text:style-name="T8"> — равно, </text:span><text:span text:style-name="T5">-ne</text:span><text:span text:style-name="T8"> — не равно, </text:span><text:span text:style-name="T5">-lt </text:span><text:span text:style-name="T8">— меньше, </text:span><text:span text:style-name="T5">-le</text:span><text:span text:style-name="T8"> — меньше или равно, </text:span><text:span text:style-name="T5">-gt </text:span><text:span text:style-name="T8">— больше, </text:span><text:span text:style-name="T5">-ge</text:span><text:span text:style-name="T8"> — больше или равно</text:span></text:p>
      <text:p text:style-name="P26"><text:span text:style-name="T8">условия(файлы): </text:span><text:span text:style-name="T5">-e &lt;путь&gt;</text:span><text:span text:style-name="T8"> путь существует, </text:span><text:span text:style-name="T5">-f &lt;путь&gt;</text:span><text:span text:style-name="T8"> это файл, </text:span><text:span text:style-name="T5">-d &lt;путь&gt;</text:span><text:span text:style-name="T8"> это директория, </text:span><text:span text:style-name="T5">-s &lt;путь&gt;</text:span><text:span text:style-name="T8"> размер файла больше 0,</text:span><text:span text:style-name="T5"> -x &lt;путь&gt; </text:span><text:span text:style-name="T8">файл исполняемый</text:span></text:p>
      <text:p text:style-name="P27"><text:span text:style-name="T8">условия (логические): </text:span><text:span text:style-name="T5">!</text:span><text:span text:style-name="T8"> Отрицание выражения, </text:span><text:span text:style-name="T5">&amp;&amp;</text:span><text:span text:style-name="T8"> логическое и, </text:span><text:span text:style-name="T5">||</text:span><text:span text:style-name="T8"> логическое ил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13:50:00.985269346</meta:creation-date>
    <dc:date>2020-09-11T16:27:40.674005365</dc:date>
    <meta:editing-duration>P2DT1H11M29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4" meta:paragraph-count="134" meta:word-count="569" meta:character-count="4123" meta:non-whitespace-character-count="3659"/>
  </office:meta>
</office:document-meta>
</file>